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19a557" style:font-weight-asian="bold" style:font-weight-complex="bold"/>
    </style:style>
    <style:style style:name="T7" style:family="text">
      <style:text-properties officeooo:rsid="0019a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7">Jane</text:span> Doe</text:p>
      <text:p text:style-name="P7"/>
      <text:p text:style-name="P7"><text:span text:style-name="T3">D.O.B:</text:span> <text:span text:style-name="T7">10</text:span>/05/<text:span text:style-name="T7">1992</text:span></text:p>
      <text:p text:style-name="P7"/>
      <text:p text:style-name="P5">Location: <text:span text:style-name="T6">53</text:span><text:span text:style-name="T5"> </text:span><text:span text:style-name="T6">River Lane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draw:fill="solid" draw:fill-color="#a9a9a9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a9a9a9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7T09:24:24.949182913</dc:date>
    <meta:editing-duration>PT1H10M3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198" meta:non-whitespace-character-count="173"/>
  </office:meta>
</office:document-meta>
</file>